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7.0875in" fo:margin-left="0in" fo:margin-top="0in" fo:margin-bottom="0in" table:align="left" style:writing-mode="lr-tb"/>
    </style:style>
    <style:style style:name="Table1.A" style:family="table-column">
      <style:table-column-properties style:column-width="0.9181in"/>
    </style:style>
    <style:style style:name="Table1.B" style:family="table-column">
      <style:table-column-properties style:column-width="0.9201in"/>
    </style:style>
    <style:style style:name="Table1.C" style:family="table-column">
      <style:table-column-properties style:column-width="1.7056in"/>
    </style:style>
    <style:style style:name="Table1.D" style:family="table-column">
      <style:table-column-properties style:column-width="3.5438in"/>
    </style:style>
    <style:style style:name="Table1.1" style:family="table-row">
      <style:table-row-properties style:min-row-height="0.2563in" fo:keep-together="auto"/>
    </style:style>
    <style:style style:name="Table1.A1" style:family="table-cell">
      <style:table-cell-properties style:vertical-align="middle" fo:background-color="#bfbfbf" fo:padding-left="0.075in" fo:padding-right="0.075in" fo:padding-top="0in" fo:padding-bottom="0in" fo:border-left="none" fo:border-right="none" fo:border-top="none" fo:border-bottom="0.75pt solid #bfbfbf">
        <style:background-image/>
      </style:table-cell-properties>
    </style:style>
    <style:style style:name="Table1.A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2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3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4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A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C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1.D5" style:family="table-cell">
      <style:table-cell-properties style:vertical-align="middle" fo:padding-left="0.075in" fo:padding-right="0.075in" fo:padding-top="0in" fo:padding-bottom="0in" fo:border-left="none" fo:border-right="none" fo:border-top="0.75pt solid #bfbfbf" fo:border-bottom="0.75pt solid #bfbfbf"/>
    </style:style>
    <style:style style:name="Table9" style:family="table">
      <style:table-properties style:width="6.2604in" fo:margin-left="0.0035in" fo:margin-top="0in" fo:margin-bottom="0in" table:align="left" style:writing-mode="lr-tb"/>
    </style:style>
    <style:style style:name="Table9.A" style:family="table-column">
      <style:table-column-properties style:column-width="2.0833in"/>
    </style:style>
    <style:style style:name="Table9.C" style:family="table-column">
      <style:table-column-properties style:column-width="2.093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2" style:family="table">
      <style:table-properties style:width="6.2889in" fo:margin-left="0.0035in" fo:margin-top="0in" fo:margin-bottom="0in" table:align="left" style:writing-mode="lr-tb"/>
    </style:style>
    <style:style style:name="Table2.A" style:family="table-column">
      <style:table-column-properties style:column-width="1.9653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2.0924in"/>
    </style:style>
    <style:style style:name="Table2.D" style:family="table-column">
      <style:table-column-properties style:column-width="2.1049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.5" style:family="table-row">
      <style:table-row-properties style:min-row-height="0.9271in" fo:keep-together="auto"/>
    </style:style>
    <style:style style:name="Table2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3" style:family="table">
      <style:table-properties style:width="6.2889in" fo:margin-left="0.0035in" fo:margin-top="0in" fo:margin-bottom="0in" table:align="left" style:writing-mode="lr-tb"/>
    </style:style>
    <style:style style:name="Table3.A" style:family="table-column">
      <style:table-column-properties style:column-width="2.0917in"/>
    </style:style>
    <style:style style:name="Table3.B" style:family="table-column">
      <style:table-column-properties style:column-width="2.0924in"/>
    </style:style>
    <style:style style:name="Table3.C" style:family="table-column">
      <style:table-column-properties style:column-width="2.1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6" style:family="table">
      <style:table-properties style:width="6.2889in" fo:margin-left="0.0035in" fo:margin-top="0in" fo:margin-bottom="0in" table:align="left" style:writing-mode="lr-tb"/>
    </style:style>
    <style:style style:name="Table6.A" style:family="table-column">
      <style:table-column-properties style:column-width="2.0917in"/>
    </style:style>
    <style:style style:name="Table6.B" style:family="table-column">
      <style:table-column-properties style:column-width="2.0924in"/>
    </style:style>
    <style:style style:name="Table6.C" style:family="table-column">
      <style:table-column-properties style:column-width="2.1049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6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7" style:family="table">
      <style:table-properties style:width="6.2889in" fo:margin-left="0.0035in" fo:margin-top="0in" fo:margin-bottom="0in" table:align="left" style:writing-mode="lr-tb"/>
    </style:style>
    <style:style style:name="Table7.A" style:family="table-column">
      <style:table-column-properties style:column-width="2.0917in"/>
    </style:style>
    <style:style style:name="Table7.B" style:family="table-column">
      <style:table-column-properties style:column-width="2.0924in"/>
    </style:style>
    <style:style style:name="Table7.C" style:family="table-column">
      <style:table-column-properties style:column-width="2.1049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7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4" style:family="table">
      <style:table-properties style:width="6.2889in" fo:margin-left="0.0035in" fo:margin-top="0in" fo:margin-bottom="0in" table:align="left" style:writing-mode="lr-tb"/>
    </style:style>
    <style:style style:name="Table4.A" style:family="table-column">
      <style:table-column-properties style:column-width="2.0917in"/>
    </style:style>
    <style:style style:name="Table4.B" style:family="table-column">
      <style:table-column-properties style:column-width="2.0924in"/>
    </style:style>
    <style:style style:name="Table4.C" style:family="table-column">
      <style:table-column-properties style:column-width="2.1049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8" style:family="table">
      <style:table-properties style:width="6.2604in" fo:margin-left="0.0035in" fo:margin-top="0in" fo:margin-bottom="0in" table:align="left" style:writing-mode="lr-tb"/>
    </style:style>
    <style:style style:name="Table8.A" style:family="table-column">
      <style:table-column-properties style:column-width="2.0833in"/>
    </style:style>
    <style:style style:name="Table8.C" style:family="table-column">
      <style:table-column-properties style:column-width="2.093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8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8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5" style:family="table">
      <style:table-properties style:width="6.2889in" fo:margin-left="0.0035in" fo:margin-top="0in" fo:margin-bottom="0in" table:align="left" style:writing-mode="lr-tb"/>
    </style:style>
    <style:style style:name="Table5.A" style:family="table-column">
      <style:table-column-properties style:column-width="2.0917in"/>
    </style:style>
    <style:style style:name="Table5.B" style:family="table-column">
      <style:table-column-properties style:column-width="2.0924in"/>
    </style:style>
    <style:style style:name="Table5.C" style:family="table-column">
      <style:table-column-properties style:column-width="2.1049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5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0" style:family="table">
      <style:table-properties style:width="6.2604in" fo:margin-left="0.0035in" fo:margin-top="0in" fo:margin-bottom="0in" table:align="left" style:writing-mode="lr-tb"/>
    </style:style>
    <style:style style:name="Table10.A" style:family="table-column">
      <style:table-column-properties style:column-width="2.0833in"/>
    </style:style>
    <style:style style:name="Table10.C" style:family="table-column">
      <style:table-column-properties style:column-width="2.0938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0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Table11" style:family="table">
      <style:table-properties style:width="6.2604in" fo:margin-left="0.0035in" fo:margin-top="0in" fo:margin-bottom="0in" table:align="left" style:writing-mode="lr-tb"/>
    </style:style>
    <style:style style:name="Table11.A" style:family="table-column">
      <style:table-column-properties style:column-width="2.0833in"/>
    </style:style>
    <style:style style:name="Table11.C" style:family="table-column">
      <style:table-column-properties style:column-width="2.0938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.A6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1.B6" style:family="table-cell">
      <style:table-cell-properties fo:padding-left="0.075in" fo:padding-right="0.075in" fo:padding-top="0in" fo:padding-bottom="0in" fo:border-left="none" fo:border-right="0.5pt solid #000000" fo:border-top="0.5pt solid #000000" fo:border-bottom="0.5pt solid #000000" style:writing-mode="lr-tb"/>
    </style:style>
    <style:style style:name="P1" style:family="paragraph" style:parent-style-name="Header">
      <style:text-properties fo:font-size="10pt" fo:font-weight="bold" style:font-size-asian="10pt" style:font-weight-asian="bold" style:font-name-complex="Arial"/>
    </style:style>
    <style:style style:name="P2" style:family="paragraph" style:parent-style-name="Footer">
      <style:paragraph-properties fo:line-height="100%" fo:text-align="center" style:justify-single-word="false"/>
    </style:style>
    <style:style style:name="P3" style:family="paragraph" style:parent-style-name="Footer">
      <style:text-properties style:font-name-complex="Arial"/>
    </style:style>
    <style:style style:name="P4" style:family="paragraph" style:parent-style-name="Standard">
      <style:text-properties style:font-name-complex="Arial"/>
    </style:style>
    <style:style style:name="P5" style:family="paragraph" style:parent-style-name="Standard">
      <style:paragraph-properties fo:margin-top="0.1665in" fo:margin-bottom="0in" style:contextual-spacing="false" fo:line-height="150%"/>
      <style:text-properties style:font-name-complex="Arial" style:font-size-complex="11pt"/>
    </style:style>
    <style:style style:name="P6" style:family="paragraph" style:parent-style-name="Header">
      <style:paragraph-properties fo:text-align="end" style:justify-single-word="false"/>
    </style:style>
    <style:style style:name="P7" style:family="paragraph" style:parent-style-name="Contents_20_1">
      <style:paragraph-properties fo:margin-left="0in" fo:margin-right="-0.3937in" fo:line-height="125%" fo:text-indent="0in" style:auto-text-indent="false"/>
      <style:text-properties style:font-name="Arial1" fo:font-size="11pt" style:font-size-asian="11pt" style:font-name-complex="Arial" style:font-size-complex="11pt"/>
    </style:style>
    <style:style style:name="P8" style:family="paragraph" style:parent-style-name="Tabelle">
      <style:paragraph-properties fo:orphans="0" fo:widows="0"/>
      <style:text-properties style:font-name="Arial1" style:font-name-complex="Arial"/>
    </style:style>
    <style:style style:name="P9" style:family="paragraph" style:parent-style-name="Tabelle">
      <style:paragraph-properties fo:orphans="0" fo:widows="0"/>
      <style:text-properties style:font-name="Arial1" officeooo:rsid="000e832c" officeooo:paragraph-rsid="000e832c" style:font-name-complex="Ari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0ceb83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1a5a84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0f80a5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9dc7c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Cambria1" style:font-size-asian="11pt" style:font-name-complex="Arial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1a5a84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24" style:family="paragraph" style:parent-style-name="Standard">
      <style:paragraph-properties fo:margin-left="0.25in" fo:margin-right="0in" fo:text-indent="0in" style:auto-text-indent="false"/>
      <style:text-properties fo:font-size="11pt" style:font-size-asian="11pt" style:font-name-complex="Arial" style:font-size-complex="11pt"/>
    </style:style>
    <style:style style:name="P25" style:family="paragraph" style:parent-style-name="Standard">
      <style:paragraph-properties fo:margin-left="0in" fo:margin-right="-0.3937in" fo:line-height="125%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6" style:family="paragraph" style:parent-style-name="Standard">
      <style:paragraph-properties fo:margin-left="0in" fo:margin-right="-0.3937in" fo:line-height="125%" fo:text-indent="0in" style:auto-text-indent="false" fo:break-before="page">
        <style:tab-stops>
          <style:tab-stop style:position="6.3in" style:type="right" style:leader-style="dotted" style:leader-text="."/>
        </style:tab-stops>
      </style:paragraph-properties>
      <style:text-properties fo:font-size="11pt" style:font-size-asian="11pt" style:font-name-complex="Arial" style:font-size-complex="11pt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e08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Cambria1" style:font-size-asian="11pt" style:language-asian="en" style:country-asian="US" style:font-name-complex="Arial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0c4eb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de" fo:country="DE" officeooo:paragraph-rsid="00257b9f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238e44" officeooo:paragraph-rsid="002500d6" style:letter-kerning="false" style:font-name-asian="Arial" style:font-size-asian="11pt" style:language-asian="en" style:country-asian="US" style:font-name-complex="Arial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0e08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name-asian="Cambria1" style:font-size-asian="11pt" style:language-asian="de" style:country-asian="DE" style:font-name-complex="Arial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0e08" style:letter-kerning="false" style:font-size-asian="11pt" style:language-asian="de" style:country-asian="DE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fo:font-size="11pt" fo:language="fr" fo:country="FR" officeooo:rsid="001a5a84" officeooo:paragraph-rsid="00257b9f" style:letter-kerning="false" style:font-size-asian="11pt" style:language-asian="de" style:country-asian="DE" style:font-size-complex="11pt" style:language-complex="ar" style:country-complex="SA"/>
    </style:style>
    <style:style style:name="P39" style:family="paragraph" style:parent-style-name="Standard">
      <style:text-properties fo:font-weight="bold" style:font-weight-asian="bold" style:font-name-complex="Arial"/>
    </style:style>
    <style:style style:name="P40" style:family="paragraph" style:parent-style-name="Standard">
      <style:paragraph-properties fo:margin-left="0.25in" fo:margin-right="0in" fo:text-indent="0in" style:auto-text-indent="false"/>
    </style:style>
    <style:style style:name="P41" style:family="paragraph" style:parent-style-name="Tabellenkopf">
      <style:paragraph-properties fo:orphans="0" fo:widows="0"/>
      <style:text-properties fo:color="#ffffff" loext:opacity="100%" style:font-name="Arial1" style:font-name-complex="Arial"/>
    </style:style>
    <style:style style:name="P42" style:family="paragraph" style:parent-style-name="Überschrift_20_1_20_ohne">
      <style:paragraph-properties fo:margin-left="0in" fo:margin-right="0in" fo:text-indent="0in" style:auto-text-indent="false"/>
    </style:style>
    <style:style style:name="P43" style:family="paragraph" style:parent-style-name="Überschrift_20_1_20_ohne">
      <style:paragraph-properties fo:margin-left="0in" fo:margin-right="0in" fo:text-indent="0in" style:auto-text-indent="false" fo:padding="0in" fo:border-left="none" fo:border-right="none" fo:border-top="none" fo:border-bottom="0.99pt solid #000000">
        <style:tab-stops>
          <style:tab-stop style:position="5.0091in"/>
        </style:tab-stops>
      </style:paragraph-properties>
    </style:style>
    <style:style style:name="P44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45" style:family="paragraph" style:parent-style-name="Standard">
      <style:text-properties fo:font-size="9pt" style:font-size-asian="9pt" style:font-name-complex="Arial" style:font-size-complex="10pt"/>
    </style:style>
    <style:style style:name="P46" style:family="paragraph" style:parent-style-name="Standard">
      <style:text-properties fo:language="en" fo:country="US" officeooo:paragraph-rsid="00257b9f" style:font-name-asian="MS Mincho" style:language-asian="de" style:country-asian="DE" style:font-name-complex="Arial"/>
    </style:style>
    <style:style style:name="P47" style:family="paragraph" style:parent-style-name="Standard">
      <style:paragraph-properties fo:break-before="page"/>
      <style:text-properties fo:language="en" fo:country="US" officeooo:paragraph-rsid="00257b9f" style:font-name-asian="MS Mincho" style:language-asian="de" style:country-asian="DE" style:font-name-complex="Arial"/>
    </style:style>
    <style:style style:name="P48" style:family="paragraph" style:parent-style-name="Standard">
      <style:text-properties fo:language="en" fo:country="US" officeooo:paragraph-rsid="002500d6" style:language-asian="de" style:country-asian="DE"/>
    </style:style>
    <style:style style:name="P49" style:family="paragraph" style:parent-style-name="Text_20_body">
      <style:text-properties fo:language="en" fo:country="US" officeooo:paragraph-rsid="00250e08" style:language-asian="de" style:country-asian="DE"/>
    </style:style>
    <style:style style:name="P50" style:family="paragraph" style:parent-style-name="Standard" style:master-page-name="First_20_Page">
      <style:paragraph-properties style:page-number="auto"/>
      <style:text-properties style:font-name-complex="Arial"/>
    </style:style>
    <style:style style:name="P51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2" style:family="paragraph" style:parent-style-name="Heading_20_1">
      <style:text-properties fo:language="en" fo:country="US" officeooo:rsid="0014906b" officeooo:paragraph-rsid="002500d6"/>
    </style:style>
    <style:style style:name="P53" style:family="paragraph" style:parent-style-name="Heading_20_1">
      <style:paragraph-properties fo:break-before="page"/>
      <style:text-properties fo:language="en" fo:country="US" officeooo:rsid="000cc9a9" officeooo:paragraph-rsid="00257b9f"/>
    </style:style>
    <style:style style:name="P54" style:family="paragraph" style:parent-style-name="Heading_20_1">
      <style:text-properties fo:language="en" fo:country="US" officeooo:rsid="00179528" officeooo:paragraph-rsid="00257b9f"/>
    </style:style>
    <style:style style:name="P55" style:family="paragraph" style:parent-style-name="Heading_20_1">
      <style:text-properties fo:language="en" fo:country="US" officeooo:rsid="0020c4eb" officeooo:paragraph-rsid="0020c4eb"/>
    </style:style>
    <style:style style:name="P56" style:family="paragraph" style:parent-style-name="Heading_20_1">
      <style:text-properties officeooo:paragraph-rsid="00250e08"/>
    </style:style>
    <style:style style:name="P57" style:family="paragraph" style:parent-style-name="Heading_20_1">
      <style:paragraph-properties fo:break-before="page"/>
      <style:text-properties officeooo:paragraph-rsid="00250e08"/>
    </style:style>
    <style:style style:name="P58" style:family="paragraph" style:parent-style-name="Heading_20_1">
      <style:text-properties officeooo:paragraph-rsid="00257b9f"/>
    </style:style>
    <style:style style:name="P59" style:family="paragraph" style:parent-style-name="Heading_20_1">
      <style:paragraph-properties fo:break-before="page"/>
      <style:text-properties officeooo:paragraph-rsid="00257b9f"/>
    </style:style>
    <style:style style:name="P60" style:family="paragraph" style:parent-style-name="Heading_20_1">
      <style:paragraph-properties fo:break-before="page"/>
      <style:text-properties officeooo:rsid="000a613a" officeooo:paragraph-rsid="00257b9f"/>
    </style:style>
    <style:style style:name="P61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2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4906b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3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5b924" officeooo:paragraph-rsid="002500d6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4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5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15f5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6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2f20e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7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8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69" style:family="paragraph" style:parent-style-name="List_20_Paragraph" style:list-style-name="WWNum1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97117" officeooo:paragraph-rsid="0020c4eb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0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b6441" officeooo:paragraph-rsid="00257b9f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1" style:family="paragraph" style:parent-style-name="List_20_Paragraph" style:list-style-name="WWNum14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21af15" officeooo:paragraph-rsid="0021af15" style:letter-kerning="false" style:font-name-asian="Arial" style:font-size-asian="11pt" style:language-asian="en" style:country-asian="US" style:font-name-complex="Arial" style:language-complex="ar" style:country-complex="SA"/>
    </style:style>
    <style:style style:name="P72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en" style:country-asian="US" style:font-name-complex="Arial" style:language-complex="ar" style:country-complex="SA"/>
    </style:style>
    <style:style style:name="P73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74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75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76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77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78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79" style:family="paragraph" style:parent-style-name="List_20_Paragraph" style:list-style-name="WWNum23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0a613a" style:letter-kerning="false" style:font-size-asian="11pt" style:language-asian="de" style:country-asian="DE" style:font-name-complex="Arial" style:language-complex="ar" style:country-complex="SA"/>
    </style:style>
    <style:style style:name="P80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1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size-asian="11pt" style:language-asian="de" style:country-asian="DE" style:font-name-complex="Arial" style:language-complex="ar" style:country-complex="SA"/>
    </style:style>
    <style:style style:name="P82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3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4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b525c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5" style:family="paragraph" style:parent-style-name="List_20_Paragraph" style:list-style-name="WWNum10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6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7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cc9a9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8" style:family="paragraph" style:parent-style-name="List_20_Paragraph" style:list-style-name="WWNum12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paragraph-rsid="00257b9f" style:letter-kerning="false" style:font-size-asian="11pt" style:language-asian="de" style:country-asian="DE" style:font-name-complex="Arial" style:language-complex="ar" style:country-complex="SA"/>
    </style:style>
    <style:style style:name="P89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90898" officeooo:paragraph-rsid="00250e08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90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0a613a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91" style:family="paragraph" style:parent-style-name="List_20_Paragraph" style:list-style-name="WWNum11">
      <style:paragraph-properties fo:margin-top="0in" fo:margin-bottom="0.139in" style:contextual-spacing="true" fo:text-align="start" style:justify-single-word="false" fo:orphans="2" fo:widows="2"/>
      <style:text-properties fo:font-size="11pt" fo:language="en" fo:country="US" officeooo:rsid="001f5268" officeooo:paragraph-rsid="00257b9f" style:letter-kerning="false" style:font-name-asian="Cambria1" style:font-size-asian="11pt" style:language-asian="de" style:country-asian="DE" style:font-name-complex="Arial" style:language-complex="ar" style:country-complex="SA"/>
    </style:style>
    <style:style style:name="P92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2f20e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93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197117" officeooo:paragraph-rsid="00257b9f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94" style:family="paragraph" style:parent-style-name="List_20_Paragraph" style:list-style-name="WWNum15">
      <style:paragraph-properties fo:margin-top="0in" fo:margin-bottom="0.139in" style:contextual-spacing="true" fo:text-align="start" style:justify-single-word="false" fo:orphans="2" fo:widows="2"/>
      <style:text-properties fo:font-size="11pt" officeooo:rsid="0020c4eb" officeooo:paragraph-rsid="0020c4eb" style:letter-kerning="false" style:font-name-asian="ＭＳ 明朝" style:font-size-asian="11pt" style:language-asian="en" style:country-asian="US" style:font-name-complex="Arial" style:language-complex="ar" style:country-complex="SA"/>
    </style:style>
    <style:style style:name="P9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text-transform="uppercase" fo:color="#000000" loext:opacity="100%" fo:font-size="16pt" fo:font-weight="bold" style:font-size-asian="16pt" style:font-weight-asian="bold" style:font-name-complex="Arial"/>
    </style:style>
    <style:style style:name="T2" style:family="text">
      <style:text-properties fo:text-transform="uppercase" fo:color="#000000" loext:opacity="100%" fo:font-size="16pt" fo:font-weight="bold" officeooo:rsid="00077d24" style:font-size-asian="16pt" style:font-weight-asian="bold" style:font-name-complex="Arial"/>
    </style:style>
    <style:style style:name="T3" style:family="text">
      <style:text-properties fo:font-size="11pt" fo:font-weight="bold" style:font-size-asian="11pt" style:font-weight-asian="bold" style:font-name-complex="Arial" style:font-size-complex="11pt"/>
    </style:style>
    <style:style style:name="T4" style:family="text">
      <style:text-properties fo:font-size="11pt" style:font-size-asian="11pt" style:font-name-complex="Arial" style:font-size-complex="11pt"/>
    </style:style>
    <style:style style:name="T5" style:family="text">
      <style:text-properties fo:font-size="11pt" officeooo:rsid="00077d24" style:font-size-asian="11pt" style:font-name-complex="Arial" style:font-size-complex="11pt"/>
    </style:style>
    <style:style style:name="T6" style:family="text">
      <style:text-properties style:language-asian="de" style:country-asian="DE"/>
    </style:style>
    <style:style style:name="T7" style:family="text">
      <style:text-properties officeooo:rsid="000cc9a9" style:language-asian="de" style:country-asian="DE"/>
    </style:style>
    <style:style style:name="T8" style:family="text">
      <style:text-properties officeooo:rsid="002b2d38" style:language-asian="de" style:country-asian="DE"/>
    </style:style>
    <style:style style:name="T9" style:family="text">
      <style:text-properties officeooo:rsid="000ceb83" style:font-name-asian="Cambria1" style:language-asian="de" style:country-asian="DE"/>
    </style:style>
    <style:style style:name="T10" style:family="text">
      <style:text-properties officeooo:rsid="00090898"/>
    </style:style>
    <style:style style:name="T11" style:family="text">
      <style:text-properties officeooo:rsid="000a613a"/>
    </style:style>
    <style:style style:name="T12" style:family="text">
      <style:text-properties officeooo:rsid="000b525c"/>
    </style:style>
    <style:style style:name="T13" style:family="text">
      <style:text-properties officeooo:rsid="000cc9a9"/>
    </style:style>
    <style:style style:name="T14" style:family="text">
      <style:text-properties officeooo:rsid="000ceb83"/>
    </style:style>
    <style:style style:name="T15" style:family="text">
      <style:text-properties officeooo:rsid="000e4c81"/>
    </style:style>
    <style:style style:name="T16" style:family="text">
      <style:text-properties officeooo:rsid="000e832c"/>
    </style:style>
    <style:style style:name="T17" style:family="text">
      <style:text-properties officeooo:rsid="000f80a5"/>
    </style:style>
    <style:style style:name="T18" style:family="text">
      <style:text-properties officeooo:rsid="00115f5e"/>
    </style:style>
    <style:style style:name="T19" style:family="text">
      <style:text-properties officeooo:rsid="0014906b"/>
    </style:style>
    <style:style style:name="T20" style:family="text">
      <style:text-properties officeooo:rsid="00179528"/>
    </style:style>
    <style:style style:name="T21" style:family="text">
      <style:text-properties officeooo:rsid="00197117"/>
    </style:style>
    <style:style style:name="T22" style:family="text">
      <style:text-properties officeooo:rsid="001a5a84"/>
    </style:style>
    <style:style style:name="T23" style:family="text">
      <style:text-properties officeooo:rsid="001aa8e9"/>
    </style:style>
    <style:style style:name="T24" style:family="text">
      <style:text-properties officeooo:rsid="001d221c"/>
    </style:style>
    <style:style style:name="T25" style:family="text">
      <style:text-properties officeooo:rsid="001dfa2a"/>
    </style:style>
    <style:style style:name="T26" style:family="text">
      <style:text-properties officeooo:rsid="001e4c41"/>
    </style:style>
    <style:style style:name="T27" style:family="text">
      <style:text-properties officeooo:rsid="0021af15"/>
    </style:style>
    <style:style style:name="T28" style:family="text">
      <style:text-properties fo:language="en" fo:country="US" officeooo:rsid="000f80a5"/>
    </style:style>
    <style:style style:name="T29" style:family="text">
      <style:text-properties officeooo:rsid="0026bf28"/>
    </style:style>
    <style:style style:name="T30" style:family="text">
      <style:text-properties officeooo:rsid="002768a3"/>
    </style:style>
    <style:style style:name="T31" style:family="text">
      <style:text-properties officeooo:rsid="0028cda3"/>
    </style:style>
    <style:style style:name="T32" style:family="text">
      <style:text-properties officeooo:rsid="00296116"/>
    </style:style>
    <style:style style:name="T33" style:family="text">
      <style:text-properties officeooo:rsid="002ce23d"/>
    </style:style>
    <style:style style:name="T34" style:family="text">
      <style:text-properties officeooo:rsid="002dc208"/>
    </style:style>
    <style:style style:name="T35" style:family="text">
      <style:text-properties officeooo:rsid="002e616c"/>
    </style:style>
    <style:style style:name="T36" style:family="text">
      <style:text-properties officeooo:rsid="002e627f"/>
    </style:style>
    <style:style style:name="T37" style:family="text">
      <style:text-properties officeooo:rsid="002f8369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/>
      <text:p text:style-name="P4"/>
      <text:p text:style-name="P39"/>
      <text:p text:style-name="P39"/>
      <text:p text:style-name="P39"/>
      <text:p text:style-name="P39"/>
      <text:p text:style-name="Standard"><text:span text:style-name="T1">work package – </text:span><text:span text:style-name="T2">Mobile Hardware Sampler</text:span></text:p>
      <text:p text:style-name="P40"><text:span text:style-name="T3">Version:</text:span><text:span text:style-name="T4"> </text:span><text:span text:style-name="T5">2</text:span><text:span text:style-name="T4">.0</text:span></text:p>
      <text:p text:style-name="P24"/>
      <text:p text:style-name="P40"><text:span text:style-name="T3">Datum:</text:span><text:span text:style-name="T4"> </text:span><text:span text:style-name="T5">05</text:span><text:span text:style-name="T4">.0</text:span><text:span text:style-name="T5">5</text:span><text:span text:style-name="T4">.2022</text:span></text:p>
      <text:p text:style-name="P4"/>
      <text:p text:style-name="P45"><text:tab/><text:tab/><text:tab/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line-break/></text:p>
      <text:p text:style-name="P5"/>
      <text:p text:style-name="P42"><text:bookmark-start text:name="_Toc101780120"/>document versions<text:bookmark-end text:name="_Toc101780120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1">Versionsnr.</text:p>
          </table:table-cell>
          <table:table-cell table:style-name="Table1.A1" office:value-type="string">
            <text:p text:style-name="P41">Datum</text:p>
          </table:table-cell>
          <table:table-cell table:style-name="Table1.A1" office:value-type="string">
            <text:p text:style-name="P41">Autor</text:p>
          </table:table-cell>
          <table:table-cell table:style-name="Table1.A1" office:value-type="string">
            <text:p text:style-name="P41">Änderungsgrund / Bemerkungen</text:p>
          </table:table-cell>
        </table:table-row>
        <table:table-row table:style-name="Table1.1">
          <table:table-cell table:style-name="Table1.A2" office:value-type="string">
            <text:p text:style-name="P8"><text:span text:style-name="T16">2</text:span>.0</text:p>
          </table:table-cell>
          <table:table-cell table:style-name="Table1.B2" office:value-type="string">
            <text:p text:style-name="P9">05.05.2022</text:p>
          </table:table-cell>
          <table:table-cell table:style-name="Table1.C2" office:value-type="string">
            <text:p text:style-name="P8"/>
          </table:table-cell>
          <table:table-cell table:style-name="Table1.D2" office:value-type="string">
            <text:p text:style-name="P9">Review of work packages</text:p>
          </table:table-cell>
        </table:table-row>
        <table:table-row table:style-name="Table1.1"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8"/>
          </table:table-cell>
          <table:table-cell table:style-name="Table1.C3" office:value-type="string">
            <text:p text:style-name="P8"/>
          </table:table-cell>
          <table:table-cell table:style-name="Table1.D3" office:value-type="string">
            <text:p text:style-name="P8"/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8"/>
          </table:table-cell>
          <table:table-cell table:style-name="Table1.D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/>
          </table:table-cell>
          <table:table-cell table:style-name="Table1.C5" office:value-type="string">
            <text:p text:style-name="P8"/>
          </table:table-cell>
          <table:table-cell table:style-name="Table1.D5" office:value-type="string">
            <text:p text:style-name="P8"/>
          </table:table-cell>
        </table:table-row>
      </table:table>
      <text:p text:style-name="P5"/>
      <text:p text:style-name="P43"><text:bookmark-start text:name="_Toc101780121"/><text:soft-page-break/>content<text:bookmark-end text:name="_Toc101780121"/><text:tab/></text:p>
      <text:p text:style-name="P7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1"><text:a xlink:type="simple" xlink:href="#__RefHeading___Toc1047_241416776" text:style-name="Index_20_Link" text:visited-style-name="Index_20_Link">1. Organisation<text:tab/>3</text:a></text:p>
          <text:p text:style-name="P51"><text:a xlink:type="simple" xlink:href="#__RefHeading___Toc1035_241416776" text:style-name="Index_20_Link" text:visited-style-name="Index_20_Link">2. Research<text:tab/>3</text:a></text:p>
          <text:p text:style-name="P51"><text:a xlink:type="simple" xlink:href="#__RefHeading___Toc1037_241416776" text:style-name="Index_20_Link" text:visited-style-name="Index_20_Link">3. Setup<text:tab/>4</text:a></text:p>
          <text:p text:style-name="P51"><text:a xlink:type="simple" xlink:href="#__RefHeading___Toc1043_241416776" text:style-name="Index_20_Link" text:visited-style-name="Index_20_Link">4. Backend<text:tab/>4</text:a></text:p>
          <text:p text:style-name="P51"><text:a xlink:type="simple" xlink:href="#__RefHeading___Toc1045_241416776" text:style-name="Index_20_Link" text:visited-style-name="Index_20_Link">5. Frontend<text:tab/>5</text:a></text:p>
          <text:p text:style-name="P51"><text:a xlink:type="simple" xlink:href="#__RefHeading___Toc1039_241416776" text:style-name="Index_20_Link" text:visited-style-name="Index_20_Link">6. PCB design<text:tab/>6</text:a></text:p>
          <text:p text:style-name="P51"><text:a xlink:type="simple" xlink:href="#__RefHeading___Toc1885_2546409818" text:style-name="Index_20_Link" text:visited-style-name="Index_20_Link">7. Sample loading<text:tab/>6</text:a></text:p>
          <text:p text:style-name="P51"><text:a xlink:type="simple" xlink:href="#__RefHeading___Toc1041_241416776" text:style-name="Index_20_Link" text:visited-style-name="Index_20_Link">8. Case Design<text:tab/>7</text:a></text:p>
          <text:p text:style-name="P51"><text:a xlink:type="simple" xlink:href="#__RefHeading___Toc1887_2546409818" text:style-name="Index_20_Link" text:visited-style-name="Index_20_Link">9. Audio<text:tab/>7</text:a></text:p>
          <text:p text:style-name="P51"><text:a xlink:type="simple" xlink:href="#__RefHeading___Toc1889_2546409818" text:style-name="Index_20_Link" text:visited-style-name="Index_20_Link">10. Velocity Sensitive Pads<text:tab/>8</text:a></text:p>
        </text:index-body>
      </text:table-of-content>
      <text:p text:style-name="P25"/>
      <text:p text:style-name="P26"/>
      <text:h text:style-name="P52" text:outline-level="1"><text:bookmark-start text:name="__RefHeading___Toc1047_241416776"/>Organisation<text:bookmark-end text:name="__RefHeading___Toc1047_241416776"/></text:h>
      <table:table table:name="Table9" table:style-name="Table9">
        <table:table-column table:style-name="Table9.A" table:number-columns-repeated="2"/>
        <table:table-column table:style-name="Table9.C"/>
        <table:table-row table:style-name="Table9.1">
          <table:table-cell table:style-name="Table9.A1" office:value-type="string">
            <text:p text:style-name="P20">Project name: <text:span text:style-name="T9">MHS</text:span></text:p>
          </table:table-cell>
          <table:table-cell table:style-name="Table9.A1" office:value-type="string">
            <text:p text:style-name="P20">WP-Nr. <text:span text:style-name="T23">1</text:span></text:p>
          </table:table-cell>
          <table:table-cell table:style-name="Table9.A1" office:value-type="string">
            <text:p text:style-name="P20">WP description:</text:p>
            <text:p text:style-name="P20"><text:s/>“<text:span text:style-name="T19">Organisation</text:span>” <text:span text:style-name="T29">(Stage 1)</text:span></text:p>
          </table:table-cell>
        </table:table-row>
        <table:table-row table:style-name="Table9.1">
          <table:table-cell table:style-name="Table9.A1" office:value-type="string">
            <text:p text:style-name="P20">Start of WP:</text:p>
            <text:p text:style-name="P20"/>
          </table:table-cell>
          <table:table-cell table:style-name="Table9.A1" office:value-type="string">
            <text:p text:style-name="P20">End of WP:</text:p>
            <text:p text:style-name="P20"/>
          </table:table-cell>
          <table:table-cell table:style-name="Table9.A1" office:value-type="string">
            <text:p text:style-name="P20">WP responsible:</text:p>
            <text:p text:style-name="P33">Lena</text:p>
          </table:table-cell>
        </table:table-row>
        <table:table-row table:style-name="Table9.1">
          <table:table-cell table:style-name="Table9.A1" table:number-columns-spanned="3" office:value-type="string">
            <text:p text:style-name="P20">Results:</text:p>
            <text:list xml:id="list3913582090" text:style-name="WWNum15">
              <text:list-item>
                <text:p text:style-name="P61">blueprint for project realisation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Tasks:</text:p>
            <text:list xml:id="list3225114456" text:style-name="WWNum14">
              <text:list-item>
                <text:p text:style-name="P62">defining code structure</text:p>
              </text:list-item>
              <text:list-item>
                <text:p text:style-name="P62">defining device architecture</text:p>
              </text:list-item>
              <text:list-item>
                <text:p text:style-name="P62">project planning and meetings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1" table:number-columns-spanned="3" office:value-type="string">
            <text:p text:style-name="P20">Requirements:</text:p>
            <text:list xml:id="list734342989" text:style-name="WWNum13">
              <text:list-item>
                <text:p text:style-name="P63">hardware parts (WP2)</text:p>
              </text:list-item>
            </text:list>
          </table:table-cell>
          <table:covered-table-cell/>
          <table:covered-table-cell/>
        </table:table-row>
        <table:table-row table:style-name="Table9.1">
          <table:table-cell table:style-name="Table9.A6" office:value-type="string">
            <text:p text:style-name="P20">Duration: </text:p>
          </table:table-cell>
          <table:table-cell table:style-name="Table9.B6" table:number-columns-spanned="2" office:value-type="string">
            <text:p text:style-name="P31"/>
          </table:table-cell>
          <table:covered-table-cell/>
        </table:table-row>
      </table:table>
      <text:p text:style-name="P48"/>
      <text:h text:style-name="P56" text:outline-level="1"><text:bookmark-start text:name="__RefHeading___Toc1035_241416776"/><text:bookmark-start text:name="_Toc101780122"/><text:span text:style-name="T10">R</text:span><text:bookmark-end text:name="_Toc101780122"/><text:span text:style-name="T10">esearch</text:span><text:bookmark-end text:name="__RefHeading___Toc1035_241416776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12">Project name: <text:span text:style-name="T14">MHS</text:span></text:p>
          </table:table-cell>
          <table:covered-table-cell/>
          <table:table-cell table:style-name="Table2.A1" office:value-type="string">
            <text:p text:style-name="P12">WP-Nr. <text:span text:style-name="T23">2</text:span></text:p>
          </table:table-cell>
          <table:table-cell table:style-name="Table2.A1" office:value-type="string">
            <text:p text:style-name="P12">WP description:</text:p>
            <text:p text:style-name="P12"><text:s/>“Research” <text:span text:style-name="T30">(Stage 1)</text:span></text:p>
          </table:table-cell>
        </table:table-row>
        <table:table-row table:style-name="Table2.1">
          <table:table-cell table:style-name="Table2.A1" table:number-columns-spanned="2" office:value-type="string">
            <text:p text:style-name="P12">Start of WP:</text:p>
            <text:p text:style-name="P16">21.03.2022</text:p>
          </table:table-cell>
          <table:covered-table-cell/>
          <table:table-cell table:style-name="Table2.A1" office:value-type="string">
            <text:p text:style-name="P12">End of WP:</text:p>
            <text:p text:style-name="P16">09.03.2022</text:p>
          </table:table-cell>
          <table:table-cell table:style-name="Table2.A1" office:value-type="string">
            <text:p text:style-name="P12">WP responsible:</text:p>
            <text:p text:style-name="P17">Dennis</text:p>
          </table:table-cell>
        </table:table-row>
        <table:table-row table:style-name="Table2.1">
          <table:table-cell table:style-name="Table2.A1" table:number-columns-spanned="4" office:value-type="string">
            <text:p text:style-name="P12">Results:</text:p>
            <text:list xml:id="list2793245058" text:style-name="WWNum10">
              <text:list-item>
                <text:p text:style-name="P72">hardware parts, cpp &amp; teensy introduction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4" office:value-type="string">
            <text:p text:style-name="P12">Tasks:</text:p>
            <text:list xml:id="list1589207767" text:style-name="WWNum11">
              <text:list-item>
                <text:p text:style-name="P73">deciding on and ordering parts</text:p>
              </text:list-item>
              <text:list-item>
                <text:p text:style-name="P73">read documentation (teensy and cpp)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5">
          <table:table-cell table:style-name="Table2.A1" table:number-columns-spanned="4" office:value-type="string">
            <text:p text:style-name="P12">Requirements:</text:p>
            <text:list xml:id="list3977197539" text:style-name="WWNum12">
              <text:list-item>
                <text:p text:style-name="P75">motivated project member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6" office:value-type="string">
            <text:p text:style-name="P12">Duration: </text:p>
          </table:table-cell>
          <table:table-cell table:style-name="Table2.B6" table:number-columns-spanned="3" office:value-type="string">
            <text:p text:style-name="P28"/>
          </table:table-cell>
          <table:covered-table-cell/>
          <table:covered-table-cell/>
        </table:table-row>
      </table:table>
      <text:h text:style-name="P57" text:outline-level="1"><text:bookmark-start text:name="__RefHeading___Toc1037_241416776"/><text:bookmark-start text:name="_Toc101780123"/>Se<text:bookmark-end text:name="_Toc101780123"/><text:span text:style-name="T10">tup</text:span><text:bookmark-end text:name="__RefHeading___Toc1037_241416776"/>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Project name: <text:span text:style-name="T14">MHS</text:span></text:p>
          </table:table-cell>
          <table:table-cell table:style-name="Table3.A1" office:value-type="string">
            <text:p text:style-name="P12">WP-Nr. <text:span text:style-name="T23">3</text:span></text:p>
          </table:table-cell>
          <table:table-cell table:style-name="Table3.A1" office:value-type="string">
            <text:p text:style-name="P12">WP description:</text:p>
            <text:p text:style-name="P12"><text:s/>“<text:span text:style-name="T15">Setup” </text:span><text:span text:style-name="T31">(Stage 1)</text:span></text:p>
          </table:table-cell>
        </table:table-row>
        <table:table-row table:style-name="Table3.1">
          <table:table-cell table:style-name="Table3.A1" office:value-type="string">
            <text:p text:style-name="P12">Start of WP:</text:p>
            <text:p text:style-name="P12"/>
          </table:table-cell>
          <table:table-cell table:style-name="Table3.A1" office:value-type="string">
            <text:p text:style-name="P12">End of WP:</text:p>
            <text:p text:style-name="P12"/>
          </table:table-cell>
          <table:table-cell table:style-name="Table3.A1" office:value-type="string">
            <text:p text:style-name="P34">WP responsible:</text:p>
            <text:p text:style-name="P37">Lucas</text:p>
          </table:table-cell>
        </table:table-row>
        <table:table-row table:style-name="Table3.1">
          <table:table-cell table:style-name="Table3.A1" table:number-columns-spanned="3" office:value-type="string">
            <text:p text:style-name="P12">Results:</text:p>
            <text:list xml:id="list93336744977743" text:continue-list="list2793245058" text:style-name="WWNum10">
              <text:list-item>
                <text:p text:style-name="P80">working hardware prototype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Tasks:</text:p>
            <text:list xml:id="list93337259580483" text:continue-list="list1589207767" text:style-name="WWNum11">
              <text:list-item>
                <text:p text:style-name="P89">assembly of hardware parts (soldering)</text:p>
              </text:list-item>
              <text:list-item>
                <text:p text:style-name="P89">setting up development environment</text:p>
              </text:list-item>
              <text:list-item>
                <text:p text:style-name="P89">first hardware tests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1" table:number-columns-spanned="3" office:value-type="string">
            <text:p text:style-name="P12">Requirements:</text:p>
            <text:list xml:id="list93337336394976" text:continue-list="list3977197539" text:style-name="WWNum12">
              <text:list-item>
                <text:p text:style-name="P81">hardware parts</text:p>
              </text:list-item>
              <text:list-item>
                <text:p text:style-name="P81">soldering equipment</text:p>
              </text:list-item>
            </text:list>
          </table:table-cell>
          <table:covered-table-cell/>
          <table:covered-table-cell/>
        </table:table-row>
        <table:table-row table:style-name="Table3.1">
          <table:table-cell table:style-name="Table3.A6" office:value-type="string">
            <text:p text:style-name="P12">Duration: </text:p>
          </table:table-cell>
          <table:table-cell table:style-name="Table3.B6" table:number-columns-spanned="2" office:value-type="string">
            <text:p text:style-name="P28"/>
          </table:table-cell>
          <table:covered-table-cell/>
        </table:table-row>
      </table:table>
      <text:p text:style-name="P49"/>
      <text:h text:style-name="P58" text:outline-level="1"><text:bookmark-start text:name="__RefHeading___Toc1043_241416776"/><text:bookmark-start text:name="_Toc101780126"/><text:span text:style-name="T11">B</text:span><text:bookmark-end text:name="_Toc101780126"/><text:span text:style-name="T11">ackend</text:span><text:bookmark-end text:name="__RefHeading___Toc1043_24141677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3">Project name: <text:span text:style-name="T14">MHS</text:span></text:p>
          </table:table-cell>
          <table:table-cell table:style-name="Table6.A1" office:value-type="string">
            <text:p text:style-name="P13">WP-Nr. <text:span text:style-name="T23">4</text:span></text:p>
          </table:table-cell>
          <table:table-cell table:style-name="Table6.A1" office:value-type="string">
            <text:p text:style-name="P13">WP description:</text:p>
            <text:p text:style-name="P13">“<text:span text:style-name="T13">Backend” </text:span><text:span text:style-name="T32">(Stage 1)</text:span></text:p>
          </table:table-cell>
        </table:table-row>
        <table:table-row table:style-name="Table6.1">
          <table:table-cell table:style-name="Table6.A1" office:value-type="string">
            <text:p text:style-name="P13">Start of WP:</text:p>
            <text:p text:style-name="P13"/>
          </table:table-cell>
          <table:table-cell table:style-name="Table6.A1" office:value-type="string">
            <text:p text:style-name="P13">End of WP:</text:p>
            <text:p text:style-name="P13"/>
          </table:table-cell>
          <table:table-cell table:style-name="Table6.A1" office:value-type="string">
            <text:p text:style-name="P13">WP responsible:</text:p>
            <text:p text:style-name="P36">Lucas</text:p>
          </table:table-cell>
        </table:table-row>
        <table:table-row table:style-name="Table6.1">
          <table:table-cell table:style-name="Table6.A1" table:number-columns-spanned="3" office:value-type="string">
            <text:p text:style-name="P13">Results:</text:p>
            <text:list xml:id="list93336584344570" text:continue-list="list93336744977743" text:style-name="WWNum10">
              <text:list-item>
                <text:p text:style-name="P84">working software base to build frontend upon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Tasks:</text:p>
            <text:list xml:id="list93335877885417" text:continue-list="list93337259580483" text:style-name="WWNum11">
              <text:list-item>
                <text:p text:style-name="P90">managing input handling / interrupt handler</text:p>
                <text:list>
                  <text:list-item>
                    <text:p text:style-name="P91">midi circuit, rotaries, etc.</text:p>
                  </text:list-item>
                </text:list>
              </text:list-item>
              <text:list-item>
                <text:p text:style-name="P90">coding window handling</text:p>
              </text:list-item>
              <text:list-item>
                <text:p text:style-name="P90">coding memory management <text:span text:style-name="T18">(flash chip / sd-card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1" table:number-columns-spanned="3" office:value-type="string">
            <text:p text:style-name="P13">Requirements:</text:p>
            <text:list xml:id="list93336444294313" text:continue-list="list93337336394976" text:style-name="WWNum12">
              <text:list-item>
                <text:p text:style-name="P76">working hardware prototype <text:span text:style-name="T12">(WP2)</text:span></text:p>
              </text:list-item>
              <text:list-item>
                <text:p text:style-name="P76">working development environment <text:span text:style-name="T12">(WP2)</text:span>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6" office:value-type="string">
            <text:p text:style-name="P13">Duration: </text:p>
          </table:table-cell>
          <table:table-cell table:style-name="Table6.B6" table:number-columns-spanned="2" office:value-type="string">
            <text:p text:style-name="P29"/>
          </table:table-cell>
          <table:covered-table-cell/>
        </table:table-row>
      </table:table>
      <text:p text:style-name="P46"/>
      <text:h text:style-name="P53" text:outline-level="1"><text:bookmark-start text:name="__RefHeading___Toc1045_241416776"/>Frontend<text:tab/><text:bookmark-end text:name="__RefHeading___Toc1045_241416776"/></text:h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3">Project name: <text:span text:style-name="T14">MHS</text:span></text:p>
          </table:table-cell>
          <table:table-cell table:style-name="Table7.A1" office:value-type="string">
            <text:p text:style-name="P13">WP-Nr. <text:span text:style-name="T23">5</text:span></text:p>
          </table:table-cell>
          <table:table-cell table:style-name="Table7.A1" office:value-type="string">
            <text:p text:style-name="P13">WP description:</text:p>
            <text:p text:style-name="P18"><text:span text:style-name="T6">“</text:span><text:span text:style-name="T7">Frontend</text:span><text:span text:style-name="T6">” </text:span><text:span text:style-name="T8">(Stage 1)</text:span></text:p>
          </table:table-cell>
        </table:table-row>
        <table:table-row table:style-name="Table7.1">
          <table:table-cell table:style-name="Table7.A1" office:value-type="string">
            <text:p text:style-name="P13">Start of WP:</text:p>
            <text:p text:style-name="P13"/>
          </table:table-cell>
          <table:table-cell table:style-name="Table7.A1" office:value-type="string">
            <text:p text:style-name="P13">End of WP:</text:p>
            <text:p text:style-name="P13"/>
          </table:table-cell>
          <table:table-cell table:style-name="Table7.A1" office:value-type="string">
            <text:p text:style-name="P35">WP responsible:</text:p>
            <text:p text:style-name="P38">Lena</text:p>
          </table:table-cell>
        </table:table-row>
        <table:table-row table:style-name="Table7.1">
          <table:table-cell table:style-name="Table7.A1" table:number-columns-spanned="3" office:value-type="string">
            <text:p text:style-name="P13">Results:</text:p>
            <text:list xml:id="list93336194042783" text:continue-list="list93336584344570" text:style-name="WWNum10">
              <text:list-item>
                <text:p text:style-name="P85">working navigatable menu</text:p>
              </text:list-item>
              <text:list-item>
                <text:p text:style-name="P85">abstract interface for modules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Tasks:</text:p>
            <text:list xml:id="list93336215810825" text:continue-list="list93335877885417" text:style-name="WWNum11">
              <text:list-item>
                <text:p text:style-name="P86">menu design <text:span text:style-name="T25">(master volume </text:span><text:span text:style-name="T26">control</text:span><text:span text:style-name="T25">)</text:span></text:p>
              </text:list-item>
              <text:list-item>
                <text:p text:style-name="P86">coding abstract interface for UI class / <text:span text:style-name="T17">function implementation</text:span>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1" table:number-columns-spanned="3" office:value-type="string">
            <text:p text:style-name="P13">Requirements:</text:p>
            <text:list xml:id="list93336432380830" text:continue-list="list93336444294313" text:style-name="WWNum12">
              <text:list-item>
                <text:p text:style-name="P87">working backend (WP5)</text:p>
              </text:list-item>
            </text:list>
          </table:table-cell>
          <table:covered-table-cell/>
          <table:covered-table-cell/>
        </table:table-row>
        <table:table-row table:style-name="Table7.1">
          <table:table-cell table:style-name="Table7.A6" office:value-type="string">
            <text:p text:style-name="P13">Duration: </text:p>
          </table:table-cell>
          <table:table-cell table:style-name="Table7.B6" table:number-columns-spanned="2" office:value-type="string">
            <text:p text:style-name="P29"/>
          </table:table-cell>
          <table:covered-table-cell/>
        </table:table-row>
      </table:table>
      <text:h text:style-name="P59" text:outline-level="1" text:is-list-header="true"/>
      <text:h text:style-name="P58" text:outline-level="1"><text:bookmark-start text:name="__RefHeading___Toc1039_241416776"/><text:bookmark-start text:name="_Toc101780124"/><text:span text:style-name="T10">P</text:span><text:bookmark-end text:name="_Toc101780124"/><text:span text:style-name="T10">CB design</text:span><text:bookmark-end text:name="__RefHeading___Toc1039_241416776"/></text:h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Project name: <text:span text:style-name="T14">MHS</text:span></text:p>
          </table:table-cell>
          <table:table-cell table:style-name="Table4.A1" office:value-type="string">
            <text:p text:style-name="P13">WP-Nr. <text:span text:style-name="T23">6</text:span></text:p>
          </table:table-cell>
          <table:table-cell table:style-name="Table4.A1" office:value-type="string">
            <text:p text:style-name="P13">WP description:</text:p>
            <text:p text:style-name="P13"><text:s/>“<text:span text:style-name="T15">PCB Design” </text:span><text:span text:style-name="T33">(Stage 1)</text:span></text:p>
          </table:table-cell>
        </table:table-row>
        <table:table-row table:style-name="Table4.1">
          <table:table-cell table:style-name="Table4.A1" office:value-type="string">
            <text:p text:style-name="P13">Start of WP:</text:p>
            <text:p text:style-name="P13"/>
          </table:table-cell>
          <table:table-cell table:style-name="Table4.A1" office:value-type="string">
            <text:p text:style-name="P13">End of WP:</text:p>
            <text:p text:style-name="P13"/>
          </table:table-cell>
          <table:table-cell table:style-name="Table4.A1" office:value-type="string">
            <text:p text:style-name="P13">WP responsible:</text:p>
            <text:p text:style-name="P15">Alex</text:p>
          </table:table-cell>
        </table:table-row>
        <table:table-row table:style-name="Table4.1">
          <table:table-cell table:style-name="Table4.A1" table:number-columns-spanned="3" office:value-type="string">
            <text:p text:style-name="P13">Results:</text:p>
            <text:list xml:id="list93336840412536" text:continue-list="list93336194042783" text:style-name="WWNum10">
              <text:list-item>
                <text:p text:style-name="P78">finished and working pcb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Tasks:</text:p>
            <text:list xml:id="list93336531345865" text:continue-list="list93336215810825" text:style-name="WWNum11">
              <text:list-item>
                <text:p text:style-name="P83">schematics</text:p>
              </text:list-item>
              <text:list-item>
                <text:p text:style-name="P83">pcb design in Kicat</text:p>
              </text:list-item>
              <text:list-item>
                <text:p text:style-name="P83">pcb printing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1" table:number-columns-spanned="3" office:value-type="string">
            <text:p text:style-name="P13">Requirements:</text:p>
            <text:list xml:id="list93335855759929" text:continue-list="list93336432380830" text:style-name="WWNum12">
              <text:list-item>
                <text:p text:style-name="P82">printing appointment</text:p>
              </text:list-item>
              <text:list-item>
                <text:p text:style-name="P88"><text:span text:style-name="T10">working hardware </text:span><text:span text:style-name="T12">(WP2</text:span><text:span text:style-name="T22">)</text:span>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6" office:value-type="string">
            <text:p text:style-name="P13">Duration: </text:p>
          </table:table-cell>
          <table:table-cell table:style-name="Table4.B6" table:number-columns-spanned="2" office:value-type="string">
            <text:p text:style-name="P29"/>
          </table:table-cell>
          <table:covered-table-cell/>
        </table:table-row>
      </table:table>
      <text:p text:style-name="Text_20_body"/>
      <text:h text:style-name="P58" text:outline-level="1"><text:bookmark-start text:name="_Toc101780128"/><text:bookmark-start text:name="__RefHeading___Toc1885_2546409818"/><text:span text:style-name="T28">S</text:span><text:bookmark-end text:name="_Toc101780128"/><text:span text:style-name="T28">ample loading</text:span><text:bookmark-end text:name="__RefHeading___Toc1885_2546409818"/></text:h>
      <table:table table:name="Table8" table:style-name="Table8">
        <table:table-column table:style-name="Table8.A" table:number-columns-repeated="2"/>
        <table:table-column table:style-name="Table8.C"/>
        <table:table-row table:style-name="Table8.1">
          <table:table-cell table:style-name="Table8.A1" office:value-type="string">
            <text:p text:style-name="P21">Project name: <text:span text:style-name="T9">MHS</text:span></text:p>
          </table:table-cell>
          <table:table-cell table:style-name="Table8.A1" office:value-type="string">
            <text:p text:style-name="P21">WP-Nr. 7</text:p>
          </table:table-cell>
          <table:table-cell table:style-name="Table8.A1" office:value-type="string">
            <text:p text:style-name="P21">WP description:</text:p>
            <text:p text:style-name="P21"><text:s/>“<text:span text:style-name="T17">Sample loading</text:span>” <text:span text:style-name="T34">(Stage 1)</text:span></text:p>
          </table:table-cell>
        </table:table-row>
        <table:table-row table:style-name="Table8.1">
          <table:table-cell table:style-name="Table8.A1" office:value-type="string">
            <text:p text:style-name="P21">Start of WP:</text:p>
            <text:p text:style-name="P21"/>
          </table:table-cell>
          <table:table-cell table:style-name="Table8.A1" office:value-type="string">
            <text:p text:style-name="P21">End of WP:</text:p>
            <text:p text:style-name="P21"/>
          </table:table-cell>
          <table:table-cell table:style-name="Table8.A1" office:value-type="string">
            <text:p text:style-name="P21">WP responsible:</text:p>
            <text:p text:style-name="P22">Dennis</text:p>
          </table:table-cell>
        </table:table-row>
        <table:table-row table:style-name="Table8.1">
          <table:table-cell table:style-name="Table8.A1" table:number-columns-spanned="3" office:value-type="string">
            <text:p text:style-name="P21">Results:</text:p>
            <text:list xml:id="list93336053527504" text:continue-list="list3913582090" text:style-name="WWNum15">
              <text:list-item>
                <text:p text:style-name="P92">sample loading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Tasks:</text:p>
            <text:list xml:id="list93337781720617" text:continue-list="list3225114456" text:style-name="WWNum14">
              <text:list-item>
                <text:p text:style-name="P64">sample pack folder structure with config files (if needed)</text:p>
              </text:list-item>
              <text:list-item>
                <text:p text:style-name="P66">midi mapping / key mapping according to order of samples in memory</text:p>
              </text:list-item>
              <text:list-item>
                <text:p text:style-name="P66">interaction with memory management class</text:p>
              </text:list-item>
              <text:list-item>
                <text:p text:style-name="P66">ui interaction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1" table:number-columns-spanned="3" office:value-type="string">
            <text:p text:style-name="P21">Requirements:</text:p>
            <text:list xml:id="list93336210292480" text:continue-list="list734342989" text:style-name="WWNum13">
              <text:list-item>
                <text:p text:style-name="P65">memory management class <text:span text:style-name="T21">(WP5)</text:span></text:p>
              </text:list-item>
            </text:list>
          </table:table-cell>
          <table:covered-table-cell/>
          <table:covered-table-cell/>
        </table:table-row>
        <table:table-row table:style-name="Table8.1">
          <table:table-cell table:style-name="Table8.A6" office:value-type="string">
            <text:p text:style-name="P21">Duration: </text:p>
          </table:table-cell>
          <table:table-cell table:style-name="Table8.B6" table:number-columns-spanned="2" office:value-type="string">
            <text:p text:style-name="P32"/>
          </table:table-cell>
          <table:covered-table-cell/>
        </table:table-row>
      </table:table>
      <text:p text:style-name="Text_20_body"/>
      <text:h text:style-name="P60" text:outline-level="1"><text:bookmark-start text:name="__RefHeading___Toc1041_241416776"/><text:bookmark-start text:name="_Toc101780125"/>C<text:bookmark-end text:name="_Toc101780125"/>ase Design<text:bookmark-end text:name="__RefHeading___Toc1041_241416776"/>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1">Project name: <text:span text:style-name="T14">MHS</text:span></text:p>
          </table:table-cell>
          <table:table-cell table:style-name="Table5.A1" office:value-type="string">
            <text:p text:style-name="P10">WP-Nr. <text:span text:style-name="T23">8</text:span></text:p>
          </table:table-cell>
          <table:table-cell table:style-name="Table5.A1" office:value-type="string">
            <text:p text:style-name="P10">WP description:</text:p>
            <text:p text:style-name="P10"><text:s/>“<text:span text:style-name="T11">Case Design</text:span>” <text:span text:style-name="T35">(Stage 1)</text:span></text:p>
          </table:table-cell>
        </table:table-row>
        <table:table-row table:style-name="Table5.1">
          <table:table-cell table:style-name="Table5.A1" office:value-type="string">
            <text:p text:style-name="P10">Start of WP:</text:p>
            <text:p text:style-name="P10"/>
          </table:table-cell>
          <table:table-cell table:style-name="Table5.A1" office:value-type="string">
            <text:p text:style-name="P10">End of WP:</text:p>
            <text:p text:style-name="P10"/>
          </table:table-cell>
          <table:table-cell table:style-name="Table5.A1" office:value-type="string">
            <text:p text:style-name="P10">WP responsible:</text:p>
            <text:p text:style-name="P14">David</text:p>
          </table:table-cell>
        </table:table-row>
        <table:table-row table:style-name="Table5.1">
          <table:table-cell table:style-name="Table5.A1" table:number-columns-spanned="3" office:value-type="string">
            <text:p text:style-name="P10">Results:</text:p>
            <text:list xml:id="list610525429" text:style-name="WWNum23">
              <text:list-item>
                <text:p text:style-name="P79">case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Tasks:</text:p>
            <text:list xml:id="list93336983917275" text:continue-list="list93336531345865" text:style-name="WWNum11">
              <text:list-item>
                <text:p text:style-name="P74">design based on pcb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1" table:number-columns-spanned="3" office:value-type="string">
            <text:p text:style-name="P10">Requirements:</text:p>
            <text:list xml:id="list93335957576520" text:continue-list="list93335855759929" text:style-name="WWNum12">
              <text:list-item>
                <text:p text:style-name="P77">PCB (WP3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6" office:value-type="string">
            <text:p text:style-name="P10">Duration: </text:p>
          </table:table-cell>
          <table:table-cell table:style-name="Table5.B6" table:number-columns-spanned="2" office:value-type="string">
            <text:p text:style-name="P27"/>
          </table:table-cell>
          <table:covered-table-cell/>
        </table:table-row>
      </table:table>
      <text:p text:style-name="Text_20_body"/>
      <text:h text:style-name="P54" text:outline-level="1"><text:bookmark-start text:name="__RefHeading___Toc1887_2546409818"/>Audio<text:bookmark-end text:name="__RefHeading___Toc1887_2546409818"/></text:h>
      <table:table table:name="Table10" table:style-name="Table10">
        <table:table-column table:style-name="Table10.A" table:number-columns-repeated="2"/>
        <table:table-column table:style-name="Table10.C"/>
        <table:table-row table:style-name="Table10.1">
          <table:table-cell table:style-name="Table10.A1" office:value-type="string">
            <text:p text:style-name="P21">Project name: <text:span text:style-name="T9">MHS</text:span></text:p>
          </table:table-cell>
          <table:table-cell table:style-name="Table10.A1" office:value-type="string">
            <text:p text:style-name="P21">WP-Nr. <text:span text:style-name="T20">9</text:span></text:p>
          </table:table-cell>
          <table:table-cell table:style-name="Table10.A1" office:value-type="string">
            <text:p text:style-name="P21">WP description:</text:p>
            <text:p text:style-name="P21"><text:s/>“<text:span text:style-name="T21">Audio</text:span>” <text:span text:style-name="T36">(Stage 1)</text:span></text:p>
          </table:table-cell>
        </table:table-row>
        <table:table-row table:style-name="Table10.1">
          <table:table-cell table:style-name="Table10.A1" office:value-type="string">
            <text:p text:style-name="P21">Start of WP:</text:p>
            <text:p text:style-name="P21"/>
          </table:table-cell>
          <table:table-cell table:style-name="Table10.A1" office:value-type="string">
            <text:p text:style-name="P21">End of WP:</text:p>
            <text:p text:style-name="P21"/>
          </table:table-cell>
          <table:table-cell table:style-name="Table10.A1" office:value-type="string">
            <text:p text:style-name="P21">WP responsible:</text:p>
            <text:p text:style-name="P22">Alex</text:p>
          </table:table-cell>
        </table:table-row>
        <table:table-row table:style-name="Table10.1">
          <table:table-cell table:style-name="Table10.A1" table:number-columns-spanned="3" office:value-type="string">
            <text:p text:style-name="P21">Results:</text:p>
            <text:list xml:id="list93336946387541" text:continue-list="list93336053527504" text:style-name="WWNum15">
              <text:list-item>
                <text:p text:style-name="P93">basic audio processing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Tasks:</text:p>
            <text:list xml:id="list93337776127308" text:continue-list="list93337781720617" text:style-name="WWNum14">
              <text:list-item>
                <text:p text:style-name="P67">trigger midi</text:p>
              </text:list-item>
              <text:list-item>
                <text:p text:style-name="P67">record midi</text:p>
              </text:list-item>
              <text:list-item>
                <text:p text:style-name="P67">digital effects and filters</text:p>
              </text:list-item>
              <text:list-item>
                <text:p text:style-name="P70">menu extension: controlling fx</text:p>
              </text:list-item>
              <text:list-item>
                <text:p text:style-name="P67">playback</text:p>
                <text:list>
                  <text:list-item>
                    <text:p text:style-name="P67">audio settings: bpm and metronom, <text:span text:style-name="T24">playback mode</text:span></text:p>
                  </text:list-item>
                </text:list>
              </text:list-item>
              <text:list-item>
                <text:p text:style-name="P70">2-8 voice polyphony (concurrent triggering of samples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1" table:number-columns-spanned="3" office:value-type="string">
            <text:p text:style-name="P21">Requirements:</text:p>
            <text:list xml:id="list93336314008116" text:continue-list="list93336210292480" text:style-name="WWNum13">
              <text:list-item>
                <text:p text:style-name="P68">sample loading (WP7)</text:p>
              </text:list-item>
            </text:list>
          </table:table-cell>
          <table:covered-table-cell/>
          <table:covered-table-cell/>
        </table:table-row>
        <table:table-row table:style-name="Table10.1">
          <table:table-cell table:style-name="Table10.A6" office:value-type="string">
            <text:p text:style-name="P21">Duration: </text:p>
          </table:table-cell>
          <table:table-cell table:style-name="Table10.B6" table:number-columns-spanned="2" office:value-type="string">
            <text:p text:style-name="P32"/>
          </table:table-cell>
          <table:covered-table-cell/>
        </table:table-row>
      </table:table>
      <text:p text:style-name="P46"/>
      <text:p text:style-name="P47"/>
      <text:h text:style-name="P55" text:outline-level="1"><text:bookmark-start text:name="__RefHeading___Toc1889_2546409818"/>Velocity Sensitive Pads<text:bookmark-end text:name="__RefHeading___Toc1889_2546409818"/></text:h>
      <table:table table:name="Table11" table:style-name="Table11">
        <table:table-column table:style-name="Table11.A" table:number-columns-repeated="2"/>
        <table:table-column table:style-name="Table11.C"/>
        <table:table-row table:style-name="Table11.1">
          <table:table-cell table:style-name="Table11.A1" office:value-type="string">
            <text:p text:style-name="P19">Project name: <text:span text:style-name="T9">MHS</text:span></text:p>
          </table:table-cell>
          <table:table-cell table:style-name="Table11.A1" office:value-type="string">
            <text:p text:style-name="P19">WP-Nr. <text:span text:style-name="T27">10</text:span></text:p>
          </table:table-cell>
          <table:table-cell table:style-name="Table11.A1" office:value-type="string">
            <text:p text:style-name="P19">WP description:</text:p>
            <text:p text:style-name="P19"><text:s/>“<text:span text:style-name="T27">Velocity Sensitive Pads</text:span>” <text:span text:style-name="T37">(Stage 2)</text:span></text:p>
          </table:table-cell>
        </table:table-row>
        <table:table-row table:style-name="Table11.1">
          <table:table-cell table:style-name="Table11.A1" office:value-type="string">
            <text:p text:style-name="P19">Start of WP:</text:p>
            <text:p text:style-name="P19"/>
          </table:table-cell>
          <table:table-cell table:style-name="Table11.A1" office:value-type="string">
            <text:p text:style-name="P19">End of WP:</text:p>
            <text:p text:style-name="P19"/>
          </table:table-cell>
          <table:table-cell table:style-name="Table11.A1" office:value-type="string">
            <text:p text:style-name="P19">WP responsible:</text:p>
            <text:p text:style-name="P23">David</text:p>
          </table:table-cell>
        </table:table-row>
        <table:table-row table:style-name="Table11.1">
          <table:table-cell table:style-name="Table11.A1" table:number-columns-spanned="3" office:value-type="string">
            <text:p text:style-name="P19">Results:</text:p>
            <text:list xml:id="list93337673717592" text:continue-list="list93336946387541" text:style-name="WWNum15">
              <text:list-item>
                <text:p text:style-name="P94">added velocity sensitive pads to trigger sample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Tasks:</text:p>
            <text:list xml:id="list93337131602976" text:continue-list="list93337776127308" text:style-name="WWNum14">
              <text:list-item>
                <text:p text:style-name="P71">integration into circuit</text:p>
              </text:list-item>
              <text:list-item>
                <text:p text:style-name="P71">software adjustments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1" table:number-columns-spanned="3" office:value-type="string">
            <text:p text:style-name="P19">Requirements:</text:p>
            <text:list xml:id="list93337372498886" text:continue-list="list93336314008116" text:style-name="WWNum13">
              <text:list-item>
                <text:p text:style-name="P69"><text:span text:style-name="T27">Audio</text:span> (WP<text:span text:style-name="T27">9</text:span>)</text:p>
              </text:list-item>
            </text:list>
          </table:table-cell>
          <table:covered-table-cell/>
          <table:covered-table-cell/>
        </table:table-row>
        <table:table-row table:style-name="Table11.1">
          <table:table-cell table:style-name="Table11.A6" office:value-type="string">
            <text:p text:style-name="P19">Duration: </text:p>
          </table:table-cell>
          <table:table-cell table:style-name="Table11.B6" table:number-columns-spanned="2" office:value-type="string">
            <text:p text:style-name="P30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Courier New" svg:font-family="'Courier New'"/>
    <style:font-face style:name="Courier New1" svg:font-family="'Courier New'" style:font-family-generic="system" style:font-pitch="variable"/>
    <style:font-face style:name="DejaVu Sans" svg:font-family="'DejaVu Sans'" style:font-family-generic="swiss" style:font-pitch="variable"/>
    <style:font-face style:name="Lucida Grande" svg:font-family="'Lucida Grande'" style:font-family-generic="roman" style:font-pitch="variable"/>
    <style:font-face style:name="MS Mincho" svg:font-family="'MS Mincho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system" style:font-pitch="variable"/>
    <style:font-face style:name="Wingdings" svg:font-family="Wingdings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mbria" fo:font-size="12pt" fo:language="de" fo:country="DE" style:letter-kerning="false" style:font-name-asian="ＭＳ 明朝" style:font-size-asian="12pt" style:language-asian="en" style:country-asian="US" style:font-name-complex="Arial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auto-update="true" style:default-outline-level="1" style:class="text">
      <style:paragraph-properties fo:margin-top="0.25in" fo:margin-bottom="0.1252in" style:contextual-spacing="false" fo:padding-left="0in" fo:padding-right="0in" fo:padding-top="0in" fo:padding-bottom="0.0138in" fo:border-left="none" fo:border-right="none" fo:border-top="none" fo:border-bottom="0.99pt solid #000000" fo:keep-with-next="always"/>
      <style:text-properties fo:text-transform="uppercas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auto-update="true" style:default-outline-level="2" style:class="text">
      <style:paragraph-properties fo:margin-top="0.25in" fo:margin-bottom="0.1252in" style:contextual-spacing="false" fo:keep-with-next="always"/>
      <style:text-properties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oot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fo:font-size="11pt" style:font-name-asian="Cambria1" style:font-family-asian="Cambria" style:font-family-generic-asian="system" style:font-pitch-asian="variable" style:font-size-asian="11pt" style:font-size-complex="11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  <style:text-properties fo:language="en" fo:country="ZA" style:font-name-asian="Cambria1" style:font-family-asian="Cambria" style:font-family-generic-asian="system" style:font-pitch-asian="variable" style:font-size-complex="11pt"/>
    </style:style>
    <style:style style:name="Tabelle" style:family="paragraph" style:parent-style-name="Standard" style:default-outline-level="">
      <style:paragraph-properties fo:margin-top="0.028in" fo:margin-bottom="0.028in" style:contextual-spacing="false"/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Tabellenkopf" style:family="paragraph" style:parent-style-name="Tabelle" style:default-outline-level="">
      <style:text-properties fo:font-weight="bold" style:font-weight-asian="bold"/>
    </style:style>
    <style:style style:name="Infoblock" style:family="paragraph" style:parent-style-name="Standard" style:default-outline-level="">
      <loext:graphic-properties draw:fill="solid" draw:fill-color="#ffffd1"/>
      <style:paragraph-properties fo:margin-top="0in" fo:margin-bottom="0.1528in" style:contextual-spacing="false" fo:background-color="#ffffd1" fo:padding-left="0.0555in" fo:padding-right="0.0555in" fo:padding-top="0.0138in" fo:padding-bottom="0.0138in" fo:border="0.51pt solid #000000" style:shadow="#000000 0.0071in 0.0071in"/>
      <style:text-properties fo:color="#000080" loext:opacity="100%" style:font-name="Tahoma" fo:font-family="Tahoma" style:font-family-generic="roman" style:font-pitch="variable" fo:font-size="10pt" fo:font-style="italic" style:font-name-asian="Times New Roman" style:font-family-asian="'Times New Roman'" style:font-family-generic-asian="system" style:font-pitch-asian="variable" style:font-size-asian="10pt" style:language-asian="de" style:country-asian="DE" style:font-style-asian="italic" style:font-name-complex="Times New Roman" style:font-family-complex="'Times New Roman'" style:font-family-generic-complex="system" style:font-pitch-complex="variable" style:font-size-complex="10pt"/>
    </style:style>
    <style:style style:name="Überschrift_20_1_20_ohne" style:display-name="Überschrift 1 ohne" style:family="paragraph" style:parent-style-name="Heading_20_1" style:default-outline-level="" style:list-style-name=""/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28in" style:contextual-spacing="false" fo:line-height="150%">
        <style:tab-stops>
          <style:tab-stop style:position="6.3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535in" fo:margin-right="0in" fo:margin-top="0in" fo:margin-bottom="0.028in" style:contextual-spacing="false" fo:text-indent="0in" style:auto-text-indent="false"/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071in" fo:margin-right="0in" fo:margin-top="0in" fo:margin-bottom="0.028in" style:contextual-spacing="false" fo:text-indent="0in" style:auto-text-indent="false">
        <style:tab-stops>
          <style:tab-stop style:position="1in"/>
          <style:tab-stop style:position="6.2929in" style:type="right" style:leader-style="dotted" style:leader-text="."/>
        </style:tab-stops>
      </style:paragraph-properties>
      <style:text-properties style:font-name="Tahoma" fo:font-family="Tahoma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de" style:country-asian="DE" style:font-name-complex="Times New Roman" style:font-family-complex="'Times New Roman'" style:font-family-generic-complex="system" style:font-pitch-complex="variable"/>
    </style:style>
    <style:style style:name="Revision" style:family="paragraph" style:default-outline-level="">
      <style:paragraph-properties fo:margin-top="0in" fo:margin-bottom="0in" style:contextual-spacing="false" fo:text-align="start" style:justify-single-word="false" fo:orphans="2" fo:widows="2" style:writing-mode="lr-tb"/>
      <style:text-properties style:font-name="Arial1" fo:font-family="Arial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size-complex="9pt"/>
    </style:style>
    <style:style style:name="Fußnotentext_20_Zchn" style:display-name="Fußnotentext Zchn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1_20_Zchn" style:display-name="Überschrift 1 Zchn" style:family="text" style:parent-style-name="Default_20_Paragraph_20_Font">
      <style:text-properties fo:text-transform="uppercase" style:font-name="Arial1" fo:font-family="Arial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de" style:country-asian="DE" style:font-weight-asian="bold" style:font-name-complex="Arial" style:font-family-complex="Arial" style:font-family-generic-complex="system" style:font-pitch-complex="variable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Arial1" fo:font-family="Arial" style:font-family-generic="roman" style:font-pitch="variable" fo:font-size="13pt" fo:font-weight="bold" style:font-name-asian="Times New Roman" style:font-family-asian="'Times New Roman'" style:font-family-generic-asian="system" style:font-pitch-asian="variable" style:font-size-asian="13pt" style:language-asian="de" style:country-asian="DE" style:font-weight-asian="bold" style:font-name-complex="Arial" style:font-family-complex="Arial" style:font-family-generic-complex="system" style:font-pitch-complex="variable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Arial" style:font-family-complex="Arial" style:font-family-generic-complex="system" style:font-pitch-complex="variable" style:font-size-complex="13pt" style:font-weight-complex="bold"/>
    </style:style>
    <style:style style:name="Überschrift_20_5_20_Zchn" style:display-name="Überschrift 5 Zchn" style:family="text" style:parent-style-name="Default_20_Paragraph_20_Font">
      <style:text-properties style:font-name="Arial1" fo:font-family="Arial" style:font-family-generic="roman" style:font-pitch="variable" fo:font-weight="bold" style:font-name-asian="Times New Roman" style:font-family-asian="'Times New Roman'" style:font-family-generic-asian="system" style:font-pitch-asian="variable" style:language-asian="de" style:country-asian="DE" style:font-weight-asian="bold" style:font-name-complex="Times New Roman" style:font-family-complex="'Times New Roman'" style:font-family-generic-complex="system" style:font-pitch-complex="variable" style:font-size-complex="13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abelle_20_Zchn" style:display-name="Tabelle Zchn" style:family="text">
      <style:text-properties style:font-name="Tahoma" fo:font-family="Tahoma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de" style:country-asian="DE" style:font-name-complex="Times New Roman" style:font-family-complex="'Times New Roman'" style:font-family-generic-complex="system" style:font-pitch-complex="variable" style:font-size-complex="9pt"/>
    </style:style>
    <style:style style:name="ListLabel_20_1" style:display-name="ListLabel 1" style:family="text">
      <style:text-properties style:font-name-asian="Cambria1" style:font-family-asian="Cambria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ＭＳ 明朝" style:font-family-asian="'ＭＳ 明朝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fo:font-style="italic" style:font-name-asian="ＭＳ 明朝" style:font-family-asian="'ＭＳ 明朝'" style:font-family-generic-asian="system" style:font-pitch-asian="variable" style:font-style-asian="italic" style:font-name-complex="Arial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Times New Roman" style:font-family-asian="'Times New Roman'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2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/>
      </text:list-level-style-bullet>
      <text:list-level-style-bullet text:level="2" text:style-name="ListLabel_20_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0pt" fo:font-weight="bold" style:font-size-asian="10pt" style:font-weight-asian="bold" style:font-name-complex="Arial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Footer">
      <style:paragraph-properties fo:line-height="100%" fo:text-align="center" style:justify-single-word="false"/>
    </style:style>
    <style:style style:name="MP4" style:family="paragraph" style:parent-style-name="Footer">
      <style:text-properties style:font-name-complex="Arial"/>
    </style:style>
    <style:style style:name="MP5" style:family="paragraph" style:parent-style-name="Header">
      <style:paragraph-properties fo:text-align="end" style:justify-single-word="false"/>
    </style:style>
    <style:style style:name="Mgr1" style:family="graphic">
      <style:graphic-properties draw:stroke="solid" svg:stroke-width="0.0311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102in" svg:stroke-color="#be4b48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2362in" fo:margin-left="0.9839in" fo:margin-right="0.983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902in" fo:margin-left="0in" fo:margin-right="0in" fo:margin-bottom="0.5508in" style:dynamic-spacing="true"/>
      </style:header-style>
      <style:footer-style>
        <style:header-footer-properties fo:min-height="0.5516in" fo:margin-left="0in" fo:margin-right="0in" fo:margin-top="0.5118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line text:anchor-type="char" draw:z-index="9" draw:name="Gerader Verbinder 3" draw:style-name="Mgr1" draw:text-style-name="MP2" svg:x1="-0.0091in" svg:y1="11.1047in" svg:x2="7.1358in" svg:y2="11.1051in"><text:p/></draw:line>LASTENHEFT</text:p>
      </style:header>
      <style:footer>
        <text:p text:style-name="MP3"><text:page-number text:select-page="current">8</text:page-number></text:p>
        <text:p text:style-name="MP4"/>
      </style:footer>
    </style:master-page>
    <style:master-page style:name="First_20_Page" style:display-name="First Page" style:page-layout-name="Mpm1" draw:style-name="Mdp1" style:next-style-name="Standard">
      <style:header>
        <text:p text:style-name="MP5"><draw:line text:anchor-type="char" draw:z-index="1" draw:name="Gerader Verbinder 18" draw:style-name="Mgr2" draw:text-style-name="MP2" svg:x1="-0.0665in" svg:y1="11.1035in" svg:x2="7.0791in" svg:y2="11.1039in"><text:p/></draw:line><draw:line text:anchor-type="char" draw:z-index="0" draw:name="Gerader Verbinder 10" draw:style-name="Mgr1" draw:text-style-name="MP2" svg:x1="-0.0661in" svg:y1="1.2366in" svg:x2="7.0795in" svg:y2="1.237in"><text:p/></draw:line></text:p>
      </style:header>
      <style:footer>
        <text:p text:style-name="MP3"><text:page-number text:select-page="current">1</text:page-number></text:p>
        <text:p text:style-name="MP4"><draw:line text:anchor-type="char" draw:z-index="2" draw:name="Gerader Verbinder 1" draw:style-name="Mgr1" draw:text-style-name="MP2" svg:x1="-0.0618in" svg:y1="11.102in" svg:x2="7.0831in" svg:y2="11.1024in"><text:p/></draw:lin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eb</meta:initial-creator>
    <meta:editing-cycles>411</meta:editing-cycles>
    <meta:print-date>2022-04-29T12:56:00</meta:print-date>
    <meta:creation-date>2020-05-20T15:36:00</meta:creation-date>
    <dc:date>2022-05-10T09:33:35.590536036</dc:date>
    <meta:editing-duration>PT1H32M8S</meta:editing-duration>
    <meta:generator>LibreOffice/7.2.6.2$Linux_X86_64 LibreOffice_project/20$Build-2</meta:generator>
    <meta:document-statistic meta:table-count="11" meta:image-count="0" meta:object-count="0" meta:page-count="8" meta:paragraph-count="214" meta:word-count="597" meta:character-count="3504" meta:non-whitespace-character-count="3158"/>
    <meta:user-defined meta:name="AppVersion">16.0000</meta:user-defined>
    <meta:user-defined meta:name="ContentTypeId">0x010100F8F9D82A9436CD428A02A14BF983FEC8</meta:user-defined>
    <meta:template xlink:type="simple" xlink:actuate="onRequest" xlink:title="Normal.dotm" xlink:href=""/>
  </office:meta>
</office:document-meta>
</file>